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style:font-name="Helvetica Neue" fo:font-size="10pt" style:font-size-asian="10pt" style:font-size-complex="10pt"/>
    </style:style>
    <style:style style:name="P2" style:family="paragraph" style:parent-style-name="Text_20_body">
      <style:text-properties style:font-name="Helvetica Neue" officeooo:rsid="002ea3c9" officeooo:paragraph-rsid="002ea3c9"/>
    </style:style>
    <style:style style:name="P3" style:family="paragraph" style:parent-style-name="Text_20_body">
      <style:paragraph-properties fo:line-height="115%"/>
      <style:text-properties style:font-name="Helvetica Neue" officeooo:rsid="0022e212" officeooo:paragraph-rsid="0024203d"/>
    </style:style>
    <style:style style:name="P4" style:family="paragraph" style:parent-style-name="Text_20_body">
      <style:paragraph-properties fo:line-height="100%"/>
      <style:text-properties style:font-name="Helvetica Neue" officeooo:rsid="0022e212" officeooo:paragraph-rsid="0024203d"/>
    </style:style>
    <style:style style:name="P5" style:family="paragraph" style:parent-style-name="Text_20_body">
      <style:paragraph-properties fo:line-height="115%"/>
      <style:text-properties style:font-name="Helvetica Neue" officeooo:rsid="00300cc1" officeooo:paragraph-rsid="003f7c67"/>
    </style:style>
    <style:style style:name="P6" style:family="paragraph" style:parent-style-name="Text_20_body">
      <style:paragraph-properties fo:line-height="115%"/>
      <style:text-properties style:font-name="Helvetica Neue" officeooo:rsid="0041535b" officeooo:paragraph-rsid="0041535b"/>
    </style:style>
    <style:style style:name="P7" style:family="paragraph" style:parent-style-name="Text_20_body">
      <style:paragraph-properties fo:line-height="115%"/>
      <style:text-properties style:font-name="Helvetica Neue" officeooo:rsid="0041535b" officeooo:paragraph-rsid="009bd016"/>
    </style:style>
    <style:style style:name="P8" style:family="paragraph" style:parent-style-name="Text_20_body">
      <style:paragraph-properties fo:line-height="115%"/>
      <style:text-properties style:font-name="Helvetica Neue" officeooo:rsid="0041535b" officeooo:paragraph-rsid="009c5bff"/>
    </style:style>
    <style:style style:name="P9" style:family="paragraph" style:parent-style-name="Text_20_body">
      <style:paragraph-properties fo:line-height="115%"/>
      <style:text-properties style:font-name="Helvetica Neue" officeooo:rsid="0020b5a5" officeooo:paragraph-rsid="004b4a2f"/>
    </style:style>
    <style:style style:name="P10" style:family="paragraph" style:parent-style-name="Text_20_body">
      <style:paragraph-properties fo:line-height="115%"/>
      <style:text-properties style:font-name="Helvetica Neue" officeooo:rsid="004b4a2f" officeooo:paragraph-rsid="004b4a2f"/>
    </style:style>
    <style:style style:name="P11" style:family="paragraph" style:parent-style-name="Text_20_body">
      <style:paragraph-properties fo:line-height="115%"/>
      <style:text-properties style:font-name="Helvetica Neue" officeooo:rsid="0025c5fc" officeooo:paragraph-rsid="004e54d5"/>
    </style:style>
    <style:style style:name="P12" style:family="paragraph" style:parent-style-name="Text_20_body">
      <style:paragraph-properties fo:line-height="115%"/>
      <style:text-properties style:font-name="Helvetica Neue" officeooo:rsid="0025c5fc" officeooo:paragraph-rsid="004fea7f"/>
    </style:style>
    <style:style style:name="P13" style:family="paragraph" style:parent-style-name="Text_20_body">
      <style:paragraph-properties fo:line-height="115%"/>
      <style:text-properties style:font-name="Helvetica Neue" officeooo:rsid="002650eb" officeooo:paragraph-rsid="002650eb"/>
    </style:style>
    <style:style style:name="P14" style:family="paragraph" style:parent-style-name="Text_20_body">
      <style:paragraph-properties fo:line-height="115%"/>
      <style:text-properties style:font-name="Helvetica Neue" officeooo:rsid="002650eb" officeooo:paragraph-rsid="0052b848"/>
    </style:style>
    <style:style style:name="P15" style:family="paragraph" style:parent-style-name="Text_20_body">
      <style:paragraph-properties fo:line-height="115%"/>
      <style:text-properties style:font-name="Helvetica Neue" fo:font-size="12pt" officeooo:rsid="001f2456" officeooo:paragraph-rsid="001f2456" style:font-size-asian="12pt" style:font-size-complex="12pt"/>
    </style:style>
    <style:style style:name="P16" style:family="paragraph" style:parent-style-name="Text_20_body">
      <style:paragraph-properties fo:line-height="115%"/>
      <style:text-properties style:font-name="Helvetica Neue" fo:font-size="12pt" officeooo:rsid="001bbd91" officeooo:paragraph-rsid="001bbd91" style:font-size-asian="12pt" style:font-size-complex="12pt"/>
    </style:style>
    <style:style style:name="P17" style:family="paragraph" style:parent-style-name="Text_20_body">
      <style:paragraph-properties fo:line-height="115%"/>
      <style:text-properties style:font-name="Helvetica Neue" fo:font-size="12pt" style:font-size-asian="12pt" style:font-size-complex="12pt"/>
    </style:style>
    <style:style style:name="P18" style:family="paragraph" style:parent-style-name="Text_20_body">
      <style:paragraph-properties fo:line-height="115%"/>
      <style:text-properties style:font-name="Helvetica Neue" fo:font-size="12pt" officeooo:rsid="001d44cf" officeooo:paragraph-rsid="001d44cf" style:font-size-asian="12pt" style:font-size-complex="12pt"/>
    </style:style>
    <style:style style:name="P19" style:family="paragraph" style:parent-style-name="Text_20_body">
      <style:paragraph-properties fo:line-height="115%"/>
      <style:text-properties style:font-name="Helvetica Neue" officeooo:rsid="0052b848" officeooo:paragraph-rsid="0052b848"/>
    </style:style>
    <style:style style:name="P20" style:family="paragraph" style:parent-style-name="Text_20_body">
      <style:text-properties style:font-name="Helvetica Neue" officeooo:rsid="002d5bbf" officeooo:paragraph-rsid="0056d611"/>
    </style:style>
    <style:style style:name="P21" style:family="paragraph" style:parent-style-name="Text_20_body">
      <style:paragraph-properties fo:line-height="115%"/>
      <style:text-properties style:font-name="Helvetica Neue" officeooo:rsid="002d5bbf" officeooo:paragraph-rsid="002d5bbf"/>
    </style:style>
    <style:style style:name="P22" style:family="paragraph" style:parent-style-name="Text_20_body">
      <style:paragraph-properties fo:line-height="115%"/>
      <style:text-properties style:font-name="Helvetica Neue" officeooo:rsid="002d5bbf" officeooo:paragraph-rsid="009bd016"/>
    </style:style>
    <style:style style:name="P23" style:family="paragraph" style:parent-style-name="Text_20_body">
      <style:text-properties style:font-name="Helvetica Neue" officeooo:rsid="002d5bbf" officeooo:paragraph-rsid="009bd016"/>
    </style:style>
    <style:style style:name="P24" style:family="paragraph" style:parent-style-name="Text_20_body">
      <style:paragraph-properties fo:line-height="115%"/>
      <style:text-properties style:font-name="Helvetica Neue" officeooo:rsid="003f7c67" officeooo:paragraph-rsid="0056d611"/>
    </style:style>
    <style:style style:name="P25" style:family="paragraph" style:parent-style-name="Text_20_body">
      <style:paragraph-properties fo:line-height="115%"/>
      <style:text-properties style:font-name="Helvetica Neue" officeooo:rsid="003f7c67" officeooo:paragraph-rsid="00a182de"/>
    </style:style>
    <style:style style:name="P26" style:family="paragraph" style:parent-style-name="Text_20_body">
      <style:paragraph-properties fo:line-height="115%"/>
      <style:text-properties style:font-name="Helvetica Neue" fo:font-weight="normal" officeooo:rsid="002ea3c9" officeooo:paragraph-rsid="00454cb9" style:font-weight-asian="normal" style:font-weight-complex="normal"/>
    </style:style>
    <style:style style:name="P27" style:family="paragraph" style:parent-style-name="Text_20_body">
      <style:paragraph-properties fo:line-height="115%"/>
      <style:text-properties style:font-name="Helvetica Neue" officeooo:rsid="001d44cf" officeooo:paragraph-rsid="001d44cf"/>
    </style:style>
    <style:style style:name="P28" style:family="paragraph" style:parent-style-name="Text_20_body">
      <style:paragraph-properties fo:line-height="115%"/>
      <style:text-properties style:font-name="Helvetica Neue" officeooo:rsid="003ac151" officeooo:paragraph-rsid="003ac151"/>
    </style:style>
    <style:style style:name="P29" style:family="paragraph" style:parent-style-name="Text_20_body">
      <style:paragraph-properties fo:line-height="115%"/>
      <style:text-properties style:font-name="Helvetica Neue" officeooo:rsid="00486516" officeooo:paragraph-rsid="00486516"/>
    </style:style>
    <style:style style:name="P30" style:family="paragraph" style:parent-style-name="Text_20_body">
      <style:paragraph-properties fo:line-height="115%"/>
      <style:text-properties style:font-name="Helvetica Neue" officeooo:rsid="003b4417" officeooo:paragraph-rsid="004b4a2f"/>
    </style:style>
    <style:style style:name="P31" style:family="paragraph" style:parent-style-name="Text_20_body">
      <style:paragraph-properties fo:line-height="115%"/>
      <style:text-properties style:font-name="Helvetica Neue" officeooo:rsid="005619e1" officeooo:paragraph-rsid="005619e1"/>
    </style:style>
    <style:style style:name="P32" style:family="paragraph" style:parent-style-name="Text_20_body">
      <style:paragraph-properties fo:line-height="115%"/>
      <style:text-properties style:font-name="Helvetica Neue" officeooo:rsid="005619e1" officeooo:paragraph-rsid="009b3d3c"/>
    </style:style>
    <style:style style:name="P33" style:family="paragraph" style:parent-style-name="Text_20_body">
      <style:paragraph-properties fo:line-height="115%"/>
      <style:text-properties style:font-name="Helvetica Neue" officeooo:rsid="008fd0b3" officeooo:paragraph-rsid="008fd0b3"/>
    </style:style>
    <style:style style:name="P34" style:family="paragraph" style:parent-style-name="Text_20_body">
      <style:text-properties style:font-name="Helvetica Neue" officeooo:rsid="008fd0b3" officeooo:paragraph-rsid="008fd0b3"/>
    </style:style>
    <style:style style:name="P35" style:family="paragraph" style:parent-style-name="Text_20_body">
      <style:paragraph-properties fo:line-height="115%"/>
      <style:text-properties style:font-name="Helvetica Neue" officeooo:rsid="004237f7" officeooo:paragraph-rsid="009862a3"/>
    </style:style>
    <style:style style:name="P36" style:family="paragraph" style:parent-style-name="Text_20_body">
      <style:paragraph-properties fo:line-height="115%"/>
      <style:text-properties style:font-name="Helvetica Neue" officeooo:rsid="009b3d3c" officeooo:paragraph-rsid="009b3d3c"/>
    </style:style>
    <style:style style:name="P37" style:family="paragraph" style:parent-style-name="Text_20_body">
      <style:paragraph-properties fo:line-height="115%"/>
      <style:text-properties style:font-name="Helvetica Neue" officeooo:rsid="009802ee" officeooo:paragraph-rsid="009bd016"/>
    </style:style>
    <style:style style:name="P38" style:family="paragraph" style:parent-style-name="Text_20_body">
      <style:paragraph-properties fo:line-height="115%"/>
      <style:text-properties style:font-name="Helvetica Neue" officeooo:rsid="00962997" officeooo:paragraph-rsid="00962997"/>
    </style:style>
    <style:style style:name="P39" style:family="paragraph" style:parent-style-name="Text_20_body">
      <style:paragraph-properties fo:line-height="115%"/>
      <style:text-properties style:font-name="Helvetica Neue" officeooo:rsid="00962997" officeooo:paragraph-rsid="00a182de"/>
    </style:style>
    <style:style style:name="P40" style:family="paragraph" style:parent-style-name="Text_20_body">
      <style:paragraph-properties fo:line-height="115%"/>
      <style:text-properties officeooo:rsid="0022e212" officeooo:paragraph-rsid="0025c5fc"/>
    </style:style>
    <style:style style:name="P41" style:family="paragraph" style:parent-style-name="Text_20_body">
      <style:paragraph-properties fo:line-height="115%"/>
      <style:text-properties officeooo:rsid="004c9b51" officeooo:paragraph-rsid="004c9b51"/>
    </style:style>
    <style:style style:name="P42" style:family="paragraph" style:parent-style-name="Text_20_body">
      <style:paragraph-properties fo:line-height="115%"/>
      <style:text-properties officeooo:paragraph-rsid="0056d611"/>
    </style:style>
    <style:style style:name="P43" style:family="paragraph" style:parent-style-name="Text_20_body">
      <style:paragraph-properties fo:line-height="115%"/>
      <style:text-properties officeooo:paragraph-rsid="009802ee"/>
    </style:style>
    <style:style style:name="P44" style:family="paragraph" style:parent-style-name="Text_20_body">
      <style:paragraph-properties fo:line-height="115%"/>
      <style:text-properties officeooo:paragraph-rsid="00a182de"/>
    </style:style>
    <style:style style:name="P45" style:family="paragraph" style:parent-style-name="Text_20_body">
      <style:paragraph-properties fo:line-height="115%"/>
      <style:text-properties officeooo:paragraph-rsid="00a1c272"/>
    </style:style>
    <style:style style:name="P46" style:family="paragraph" style:parent-style-name="Text_20_body">
      <style:paragraph-properties fo:line-height="115%"/>
      <style:text-properties officeooo:paragraph-rsid="0052b848"/>
    </style:style>
    <style:style style:name="P47" style:family="paragraph" style:parent-style-name="Text_20_body">
      <style:paragraph-properties fo:line-height="115%"/>
      <style:text-properties officeooo:rsid="009802ee" officeooo:paragraph-rsid="009802ee"/>
    </style:style>
    <style:style style:name="P48" style:family="paragraph" style:parent-style-name="Standard">
      <style:paragraph-properties fo:margin-top="0in" fo:margin-bottom="0in" loext:contextual-spacing="false" fo:line-height="115%"/>
      <style:text-properties style:font-name="Helvetica Neue" officeooo:rsid="0050f76b" officeooo:paragraph-rsid="0050f76b"/>
    </style:style>
    <style:style style:name="P49" style:family="paragraph" style:parent-style-name="Standard">
      <style:paragraph-properties fo:margin-top="0in" fo:margin-bottom="0in" loext:contextual-spacing="false" fo:line-height="115%"/>
      <style:text-properties style:font-name="Helvetica Neue" officeooo:rsid="0050f76b" officeooo:paragraph-rsid="00517abc"/>
    </style:style>
    <style:style style:name="P50" style:family="paragraph" style:parent-style-name="Standard">
      <style:paragraph-properties fo:margin-top="0in" fo:margin-bottom="0in" loext:contextual-spacing="false" fo:line-height="115%"/>
      <style:text-properties officeooo:paragraph-rsid="00549290"/>
    </style:style>
    <style:style style:name="P51" style:family="paragraph" style:parent-style-name="Standard">
      <style:paragraph-properties fo:margin-top="0in" fo:margin-bottom="0in" loext:contextual-spacing="false" fo:line-height="115%"/>
      <style:text-properties officeooo:paragraph-rsid="009b3d3c"/>
    </style:style>
    <style:style style:name="P52" style:family="paragraph" style:parent-style-name="Text_20_body">
      <style:paragraph-properties fo:margin-top="0in" fo:margin-bottom="0in" loext:contextual-spacing="false" fo:line-height="115%"/>
      <style:text-properties style:font-name="Helvetica Neue" officeooo:rsid="0041535b" officeooo:paragraph-rsid="0041535b"/>
    </style:style>
    <style:style style:name="P53" style:family="paragraph" style:parent-style-name="Text_20_body">
      <style:paragraph-properties fo:margin-top="0in" fo:margin-bottom="0in" loext:contextual-spacing="false" fo:line-height="115%"/>
      <style:text-properties style:font-name="Helvetica Neue" officeooo:rsid="0041535b" officeooo:paragraph-rsid="009bd016"/>
    </style:style>
    <style:style style:name="P54" style:family="paragraph" style:parent-style-name="Text_20_body">
      <style:paragraph-properties fo:margin-top="0in" fo:margin-bottom="0in" loext:contextual-spacing="false" fo:line-height="115%"/>
      <style:text-properties style:font-name="Helvetica Neue" officeooo:rsid="0041535b" officeooo:paragraph-rsid="009c5bff"/>
    </style:style>
    <style:style style:name="P55" style:family="paragraph" style:parent-style-name="Title">
      <style:text-properties style:font-name="Helvetica Neue" fo:font-weight="normal" officeooo:rsid="004b4a2f" style:font-weight-asian="normal" style:font-weight-complex="normal"/>
    </style:style>
    <style:style style:name="P56" style:family="paragraph" style:parent-style-name="Text_20_body">
      <style:paragraph-properties fo:margin-left="0in" fo:margin-right="0in" fo:text-align="center" style:justify-single-word="false" fo:text-indent="0in" style:auto-text-indent="false"/>
      <style:text-properties style:font-name="Helvetica Neue" officeooo:rsid="00aa0530" officeooo:paragraph-rsid="00aa0530"/>
    </style:style>
    <style:style style:name="P57" style:family="paragraph" style:parent-style-name="Heading_20_2">
      <style:text-properties officeooo:rsid="00a7c18a" officeooo:paragraph-rsid="00a7c18a"/>
    </style:style>
    <style:style style:name="P58" style:family="paragraph" style:parent-style-name="Heading_20_2">
      <style:text-properties officeooo:rsid="009b3d3c" officeooo:paragraph-rsid="009b3d3c"/>
    </style:style>
    <style:style style:name="P59" style:family="paragraph" style:parent-style-name="Heading_20_2">
      <style:text-properties officeooo:rsid="009bd016" officeooo:paragraph-rsid="009bd016"/>
    </style:style>
    <style:style style:name="P60" style:family="paragraph" style:parent-style-name="Heading_20_2">
      <style:text-properties officeooo:paragraph-rsid="009862a3"/>
    </style:style>
    <style:style style:name="P61" style:family="paragraph" style:parent-style-name="Heading_20_5">
      <style:text-properties officeooo:paragraph-rsid="009bd016"/>
    </style:style>
    <style:style style:name="P62" style:family="paragraph" style:parent-style-name="Heading_20_5">
      <style:text-properties officeooo:paragraph-rsid="00962997"/>
    </style:style>
    <style:style style:name="P63" style:family="paragraph" style:parent-style-name="Heading_20_5">
      <style:text-properties officeooo:paragraph-rsid="009c5bff"/>
    </style:style>
    <style:style style:name="P64" style:family="paragraph" style:parent-style-name="Heading_20_5">
      <style:text-properties officeooo:paragraph-rsid="009b3d3c"/>
    </style:style>
    <style:style style:name="P65" style:family="paragraph" style:parent-style-name="Heading_20_5">
      <style:text-properties officeooo:paragraph-rsid="00a182de"/>
    </style:style>
    <style:style style:name="P66" style:family="paragraph" style:parent-style-name="Text_20_body" style:list-style-name="L1">
      <style:paragraph-properties fo:line-height="100%"/>
      <style:text-properties style:font-name="Helvetica Neue" officeooo:rsid="0022e212" officeooo:paragraph-rsid="003c95a9"/>
    </style:style>
    <style:style style:name="P67" style:family="paragraph" style:parent-style-name="Text_20_body" style:list-style-name="L1">
      <style:paragraph-properties fo:line-height="100%"/>
      <style:text-properties style:font-name="Helvetica Neue" officeooo:rsid="0022e212" officeooo:paragraph-rsid="0024203d"/>
    </style:style>
    <style:style style:name="P68" style:family="paragraph" style:parent-style-name="Text_20_body">
      <style:paragraph-properties fo:line-height="115%"/>
      <style:text-properties style:font-name="Helvetica Neue" officeooo:rsid="00a81327" officeooo:paragraph-rsid="00a81327"/>
    </style:style>
    <style:style style:name="P69" style:family="paragraph" style:parent-style-name="Text_20_body" style:list-style-name="L2">
      <style:paragraph-properties fo:line-height="115%"/>
      <style:text-properties style:font-name="Helvetica Neue" officeooo:rsid="00a81327" officeooo:paragraph-rsid="00a81327"/>
    </style:style>
    <style:style style:name="P70" style:family="paragraph" style:parent-style-name="Text_20_body" style:list-style-name="L3">
      <style:text-properties style:font-name="Helvetica Neue" officeooo:rsid="0052b848" officeooo:paragraph-rsid="0052b848"/>
    </style:style>
    <style:style style:name="P71" style:family="paragraph" style:parent-style-name="Text_20_body" style:list-style-name="L3">
      <style:text-properties style:font-name="Helvetica Neue" officeooo:rsid="0052b848" officeooo:paragraph-rsid="0052d610"/>
    </style:style>
    <style:style style:name="P72" style:family="paragraph" style:parent-style-name="Text_20_body" style:list-style-name="L4">
      <style:text-properties style:font-name="Helvetica Neue" officeooo:rsid="0056d611" officeooo:paragraph-rsid="0056d611"/>
    </style:style>
    <style:style style:name="P73" style:family="paragraph" style:parent-style-name="Text_20_body" style:list-style-name="L4">
      <style:text-properties style:font-name="Helvetica Neue" officeooo:rsid="0056d611" officeooo:paragraph-rsid="009bd016"/>
    </style:style>
    <style:style style:name="P74" style:family="paragraph" style:parent-style-name="Text_20_body" style:list-style-name="L4">
      <style:text-properties style:font-name="Helvetica Neue" officeooo:rsid="002d5bbf" officeooo:paragraph-rsid="0056d611"/>
    </style:style>
    <style:style style:name="P75" style:family="paragraph" style:parent-style-name="Text_20_body" style:list-style-name="L4">
      <style:text-properties style:font-name="Helvetica Neue" officeooo:rsid="002d5bbf" officeooo:paragraph-rsid="009bd016"/>
    </style:style>
    <style:style style:name="P76" style:family="paragraph" style:parent-style-name="Text_20_body" style:list-style-name="L5">
      <style:paragraph-properties fo:line-height="100%"/>
      <style:text-properties style:font-name="Helvetica Neue" fo:font-weight="normal" officeooo:rsid="002ea3c9" officeooo:paragraph-rsid="002ea3c9" style:font-weight-asian="normal" style:font-weight-complex="normal"/>
    </style:style>
    <style:style style:name="P77" style:family="paragraph" style:parent-style-name="Text_20_body" style:list-style-name="L5">
      <style:paragraph-properties fo:line-height="100%"/>
      <style:text-properties style:font-name="Helvetica Neue" fo:font-weight="normal" officeooo:rsid="002ea3c9" officeooo:paragraph-rsid="0056d611" style:font-weight-asian="normal" style:font-weight-complex="normal"/>
    </style:style>
    <style:style style:name="P78" style:family="paragraph" style:parent-style-name="Text_20_body" style:list-style-name="L5">
      <style:paragraph-properties fo:line-height="100%"/>
      <style:text-properties style:font-name="Helvetica Neue" fo:font-weight="normal" officeooo:paragraph-rsid="0056d611" style:font-weight-asian="normal" style:font-weight-complex="normal"/>
    </style:style>
    <style:style style:name="P79" style:family="paragraph" style:parent-style-name="Text_20_body" style:list-style-name="L6">
      <style:paragraph-properties fo:line-height="100%"/>
      <style:text-properties style:font-name="Helvetica Neue" officeooo:rsid="0041535b" officeooo:paragraph-rsid="0041535b"/>
    </style:style>
    <style:style style:name="P80" style:family="paragraph" style:parent-style-name="Text_20_body" style:list-style-name="L8">
      <style:paragraph-properties fo:line-height="100%"/>
      <style:text-properties style:font-name="Helvetica Neue" officeooo:rsid="0041535b" officeooo:paragraph-rsid="009c5bff"/>
    </style:style>
    <style:style style:name="P81" style:family="paragraph" style:parent-style-name="Text_20_body" style:list-style-name="L8">
      <style:paragraph-properties fo:line-height="100%"/>
      <style:text-properties style:font-name="Helvetica Neue" officeooo:rsid="0041535b" officeooo:paragraph-rsid="009bd016"/>
    </style:style>
    <style:style style:name="P82" style:family="paragraph" style:parent-style-name="Text_20_body">
      <style:paragraph-properties fo:line-height="115%"/>
      <style:text-properties style:font-name="Helvetica Neue" officeooo:rsid="008fd0b3" officeooo:paragraph-rsid="008fd0b3"/>
    </style:style>
    <style:style style:name="P83" style:family="paragraph" style:parent-style-name="Text_20_body" style:list-style-name="L7">
      <style:text-properties style:font-name="Helvetica Neue" officeooo:rsid="008fd0b3" officeooo:paragraph-rsid="008fd0b3"/>
    </style:style>
    <style:style style:name="P84" style:family="paragraph" style:parent-style-name="Text_20_body" style:list-style-name="L7">
      <style:text-properties style:font-name="Helvetica Neue" officeooo:rsid="00962997" officeooo:paragraph-rsid="00962997"/>
    </style:style>
    <style:style style:name="P85" style:family="paragraph" style:parent-style-name="Text_20_body">
      <style:paragraph-properties fo:line-height="115%"/>
      <style:text-properties style:font-name="Helvetica Neue" officeooo:rsid="002ea3c9" officeooo:paragraph-rsid="00962997"/>
    </style:style>
    <style:style style:name="P86" style:family="paragraph" style:parent-style-name="Text_20_body">
      <style:paragraph-properties fo:line-height="115%"/>
      <style:text-properties style:font-name="Helvetica Neue" officeooo:rsid="002ea3c9" officeooo:paragraph-rsid="00a182de"/>
    </style:style>
    <style:style style:name="P87" style:family="paragraph" style:parent-style-name="Text_20_body">
      <style:paragraph-properties fo:line-height="115%"/>
      <style:text-properties style:font-name="Helvetica Neue" officeooo:rsid="009802ee" officeooo:paragraph-rsid="009802ee"/>
    </style:style>
    <style:style style:name="P88" style:family="paragraph" style:parent-style-name="Text_20_body">
      <style:paragraph-properties fo:line-height="115%"/>
      <style:text-properties style:font-name="Helvetica Neue" officeooo:rsid="00a66cf5" officeooo:paragraph-rsid="00a66cf5"/>
    </style:style>
    <style:style style:name="P89" style:family="paragraph" style:parent-style-name="Text_20_body">
      <style:paragraph-properties fo:line-height="115%"/>
      <style:text-properties style:font-name="Helvetica Neue" officeooo:rsid="009b3d3c" officeooo:paragraph-rsid="009b3d3c"/>
    </style:style>
    <style:style style:name="P90" style:family="paragraph" style:parent-style-name="Text_20_body" style:list-style-name="L8">
      <style:paragraph-properties fo:line-height="100%"/>
      <style:text-properties style:font-name="Helvetica Neue" officeooo:rsid="009bd016" officeooo:paragraph-rsid="009bd016"/>
    </style:style>
    <style:style style:name="P91" style:family="paragraph" style:parent-style-name="Text_20_body" style:list-style-name="L5" style:master-page-name="">
      <loext:graphic-properties draw:fill="none"/>
      <style:paragraph-properties fo:margin-top="0in" fo:margin-bottom="0.0972in" loext:contextual-spacing="false" fo:line-height="100%" fo:text-align="start" style:justify-single-word="false" style:page-number="auto" fo:background-color="transparent"/>
      <style:text-properties style:font-name="Helvetica Neue" fo:font-weight="normal" officeooo:rsid="003f7c67" officeooo:paragraph-rsid="0056d611" style:font-weight-asian="normal" style:font-weight-complex="normal"/>
    </style:style>
    <style:style style:name="P92" style:family="paragraph" style:parent-style-name="Text_20_body" style:list-style-name="L5">
      <loext:graphic-properties draw:fill="none"/>
      <style:paragraph-properties fo:margin-top="0in" fo:margin-bottom="0.0972in" loext:contextual-spacing="false" fo:line-height="100%" fo:text-align="start" style:justify-single-word="false" fo:background-color="transparent"/>
      <style:text-properties style:font-name="Helvetica Neue" fo:font-weight="normal" officeooo:rsid="003f7c67" officeooo:paragraph-rsid="0056d611" style:font-weight-asian="normal" style:font-weight-complex="normal"/>
    </style:style>
    <style:style style:name="T1" style:family="text">
      <style:text-properties officeooo:rsid="0022e212"/>
    </style:style>
    <style:style style:name="T2" style:family="text">
      <style:text-properties officeooo:rsid="0024203d"/>
    </style:style>
    <style:style style:name="T3" style:family="text">
      <style:text-properties officeooo:rsid="002650eb"/>
    </style:style>
    <style:style style:name="T4" style:family="text">
      <style:text-properties officeooo:rsid="0026d4b2"/>
    </style:style>
    <style:style style:name="T5" style:family="text">
      <style:text-properties officeooo:rsid="002a213e"/>
    </style:style>
    <style:style style:name="T6" style:family="text">
      <style:text-properties officeooo:rsid="002d5bbf"/>
    </style:style>
    <style:style style:name="T7" style:family="text">
      <style:text-properties officeooo:rsid="002ea3c9"/>
    </style:style>
    <style:style style:name="T8" style:family="text">
      <style:text-properties fo:font-style="italic" style:font-style-asian="italic" style:font-style-complex="italic"/>
    </style:style>
    <style:style style:name="T9" style:family="text">
      <style:text-properties fo:font-style="italic" officeooo:rsid="003f7c67" style:font-style-asian="italic" style:font-style-complex="italic"/>
    </style:style>
    <style:style style:name="T10" style:family="text">
      <style:text-properties fo:font-style="italic" officeooo:rsid="0056d611" style:font-style-asian="italic" style:font-style-complex="italic"/>
    </style:style>
    <style:style style:name="T11" style:family="text">
      <style:text-properties fo:font-style="italic" officeooo:rsid="002ea3c9" style:font-style-asian="italic" style:font-style-complex="italic"/>
    </style:style>
    <style:style style:name="T12" style:family="text">
      <style:text-properties style:font-name="Helvetica Neue"/>
    </style:style>
    <style:style style:name="T13" style:family="text">
      <style:text-properties style:font-name="Helvetica Neue" officeooo:rsid="002d5bbf"/>
    </style:style>
    <style:style style:name="T14" style:family="text">
      <style:text-properties style:font-name="Helvetica Neue" officeooo:rsid="002ea3c9"/>
    </style:style>
    <style:style style:name="T15" style:family="text">
      <style:text-properties style:font-name="Helvetica Neue" officeooo:rsid="003b4417"/>
    </style:style>
    <style:style style:name="T16" style:family="text">
      <style:text-properties style:font-name="Helvetica Neue" officeooo:rsid="0025c5fc"/>
    </style:style>
    <style:style style:name="T17" style:family="text">
      <style:text-properties style:font-name="Helvetica Neue" officeooo:rsid="003e9017"/>
    </style:style>
    <style:style style:name="T18" style:family="text">
      <style:text-properties style:font-name="Helvetica Neue" officeooo:rsid="00438a7a"/>
    </style:style>
    <style:style style:name="T19" style:family="text">
      <style:text-properties style:font-name="Helvetica Neue" officeooo:rsid="00454cb9"/>
    </style:style>
    <style:style style:name="T20" style:family="text">
      <style:text-properties style:font-name="Helvetica Neue" officeooo:rsid="0026d4b2"/>
    </style:style>
    <style:style style:name="T21" style:family="text">
      <style:text-properties style:font-name="Helvetica Neue" officeooo:rsid="0044958b"/>
    </style:style>
    <style:style style:name="T22" style:family="text">
      <style:text-properties style:font-name="Helvetica Neue" officeooo:rsid="004e54d5"/>
    </style:style>
    <style:style style:name="T23" style:family="text">
      <style:text-properties style:font-name="Helvetica Neue" officeooo:rsid="004fea7f"/>
    </style:style>
    <style:style style:name="T24" style:family="text">
      <style:text-properties style:font-name="Helvetica Neue" officeooo:rsid="0052d610"/>
    </style:style>
    <style:style style:name="T25" style:family="text">
      <style:text-properties style:font-name="Helvetica Neue" officeooo:rsid="0056d611"/>
    </style:style>
    <style:style style:name="T26" style:family="text">
      <style:text-properties style:font-name="Helvetica Neue" officeooo:rsid="00962997"/>
    </style:style>
    <style:style style:name="T27" style:family="text">
      <style:text-properties style:font-name="Helvetica Neue" officeooo:rsid="009802ee"/>
    </style:style>
    <style:style style:name="T28" style:family="text">
      <style:text-properties style:font-name="Helvetica Neue" officeooo:rsid="009862a3"/>
    </style:style>
    <style:style style:name="T29" style:family="text">
      <style:text-properties style:font-name="Helvetica Neue" officeooo:rsid="009b3d3c"/>
    </style:style>
    <style:style style:name="T30" style:family="text">
      <style:text-properties style:font-name="Helvetica Neue" officeooo:rsid="009bd016"/>
    </style:style>
    <style:style style:name="T31" style:family="text">
      <style:text-properties style:font-name="Helvetica Neue" officeooo:rsid="00a182de"/>
    </style:style>
    <style:style style:name="T32" style:family="text">
      <style:text-properties style:font-name="Helvetica Neue" officeooo:rsid="00a1c272"/>
    </style:style>
    <style:style style:name="T33" style:family="text">
      <style:text-properties style:font-name="Helvetica Neue" officeooo:rsid="00ab9b9c"/>
    </style:style>
    <style:style style:name="T34" style:family="text">
      <style:text-properties officeooo:rsid="003ac151"/>
    </style:style>
    <style:style style:name="T35" style:family="text">
      <style:text-properties officeooo:rsid="003b4417"/>
    </style:style>
    <style:style style:name="T36" style:family="text">
      <style:text-properties officeooo:rsid="003c95a9"/>
    </style:style>
    <style:style style:name="T37" style:family="text">
      <style:text-properties officeooo:rsid="003d1a8f"/>
    </style:style>
    <style:style style:name="T38" style:family="text">
      <style:text-properties officeooo:rsid="003e9017"/>
    </style:style>
    <style:style style:name="T39" style:family="text">
      <style:text-properties officeooo:rsid="003f7c67"/>
    </style:style>
    <style:style style:name="T40" style:family="text">
      <style:text-properties officeooo:rsid="00438a7a"/>
    </style:style>
    <style:style style:name="T41" style:family="text">
      <style:text-properties officeooo:rsid="0044958b"/>
    </style:style>
    <style:style style:name="T42" style:family="text">
      <style:text-properties officeooo:rsid="00454cb9"/>
    </style:style>
    <style:style style:name="T43" style:family="text">
      <style:text-properties officeooo:rsid="004b4a2f"/>
    </style:style>
    <style:style style:name="T44" style:family="text">
      <style:text-properties officeooo:rsid="004c9b51"/>
    </style:style>
    <style:style style:name="T45" style:family="text">
      <style:text-properties officeooo:rsid="004e54d5"/>
    </style:style>
    <style:style style:name="T46" style:family="text">
      <style:text-properties officeooo:rsid="004fea7f"/>
    </style:style>
    <style:style style:name="T47" style:family="text">
      <style:text-properties officeooo:rsid="00517abc"/>
    </style:style>
    <style:style style:name="T48" style:family="text">
      <style:text-properties officeooo:rsid="0052b848"/>
    </style:style>
    <style:style style:name="T49" style:family="text">
      <style:text-properties officeooo:rsid="0052d610"/>
    </style:style>
    <style:style style:name="T50" style:family="text">
      <style:text-properties officeooo:rsid="005619e1"/>
    </style:style>
    <style:style style:name="T51" style:family="text">
      <style:text-properties officeooo:rsid="0056d611"/>
    </style:style>
    <style:style style:name="T52" style:family="text">
      <style:text-properties officeooo:rsid="00585daf"/>
    </style:style>
    <style:style style:name="T53" style:family="text">
      <style:text-properties officeooo:rsid="008fd0b3"/>
    </style:style>
    <style:style style:name="T54" style:family="text">
      <style:text-properties officeooo:rsid="00962997"/>
    </style:style>
    <style:style style:name="T55" style:family="text">
      <style:text-properties officeooo:rsid="009802ee"/>
    </style:style>
    <style:style style:name="T56" style:family="text">
      <style:text-properties officeooo:rsid="009862a3"/>
    </style:style>
    <style:style style:name="T57" style:family="text">
      <style:text-properties officeooo:rsid="009b3d3c"/>
    </style:style>
    <style:style style:name="T58" style:family="text">
      <style:text-properties officeooo:rsid="009bd016"/>
    </style:style>
    <style:style style:name="T59" style:family="text">
      <style:text-properties officeooo:rsid="009c5bff"/>
    </style:style>
    <style:style style:name="T60" style:family="text">
      <style:text-properties officeooo:rsid="00a182de"/>
    </style:style>
    <style:style style:name="T61" style:family="text">
      <style:text-properties officeooo:rsid="00a2b7ea"/>
    </style:style>
    <style:style style:name="T62" style:family="text">
      <style:text-properties officeooo:rsid="00a7c18a"/>
    </style:style>
    <style:style style:name="T63" style:family="text">
      <style:text-properties officeooo:rsid="00a81327"/>
    </style:style>
    <style:style style:name="T64" style:family="text">
      <style:text-properties officeooo:rsid="00ab9b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ealog User’s Guide</text:p>
      <text:p text:style-name="P56">Version: 1.0<text:line-break/><text:span text:style-name="T63">Author: Webb Pinner<text:line-break/>Last Updated: </text:span><text:span text:style-name="T63"><text:date style:data-style-name="N76" text:date-value="2019-10-19T07:09:57.148611559">October 19, 2019</text:date></text:span></text:p>
      <text:h text:style-name="P57" text:outline-level="2">Introduction</text:h>
      <text:p text:style-name="P27">The impetus for develop<text:span text:style-name="T34">ing</text:span> a new <text:span text:style-name="T34">open-source </text:span>event-logging system came from <text:span text:style-name="T34">the</text:span> growing need to <text:span text:style-name="T34">have a modern, freely-available, general-purpose</text:span> event-logging capability <text:span text:style-name="T34">on research vessels. <text:s/>There are other event-logging systems in use on research vessels however many of them are purpose-built to support a single operation, are written in a depreciated technology and difficult to maintain, or are prohibitively expensive.</text:span></text:p>
      <text:p text:style-name="P28">Sealog is not intended to be a “one-size-fits-all” event log<text:span text:style-name="T40">ging</text:span> solution but instead strives to provide a solution that <text:span text:style-name="T40">has value</text:span> “as-is” <text:span text:style-name="T40">and be a platform that can</text:span> be easily extended to meet custom event-logging requirements.</text:p>
      <text:p text:style-name="P29"><text:span text:style-name="T43">The vessel variant of the </text:span>Sealog client <text:span text:style-name="T43">is tailored for use with research vessels and organizes events by cruise.</text:span></text:p>
      <text:h text:style-name="Heading_20_2" text:outline-level="2"><text:span text:style-name="T62">E</text:span>vent<text:span text:style-name="T62">s and Ancillary Data</text:span></text:h>
      <text:p text:style-name="P16">An ‘event’ is any observation, whether scientific or operational in nature, that is worth recording <text:span text:style-name="T34">and</text:span> that may not already be directly captured in textual form by other data logging systems. </text:p>
      <text:p text:style-name="P17">Examples of scientific events <text:span text:style-name="T34">include</text:span> <text:span text:style-name="T40">in-situ </text:span>biological and geological <text:span text:style-name="T34">observations. <text:s/></text:span>Examples of operational events are things such as <text:span text:style-name="T34">cruise</text:span> milestones (I.e. ‘<text:span text:style-name="T64">start of survey</text:span>’, ‘<text:span text:style-name="T64">end of survey line</text:span>’, ‘<text:span text:style-name="T64">xbt cast</text:span>’, ‘<text:span text:style-name="T64">end of survey</text:span>’, <text:span text:style-name="T34">etc</text:span>).</text:p>
      <text:p text:style-name="P18">Within Sealog an event is comprised of a timestamp, an author, the event’s high-level value, <text:s/>optionally event-specific <text:span text:style-name="T63">key/value pair</text:span>s, <text:span text:style-name="T34">optional </text:span>free-form text <text:span text:style-name="T63">and optional comment</text:span>.</text:p>
      <text:p text:style-name="P15">The Sealog data model provides <text:span text:style-name="T34">the ability to</text:span> associated multiple <text:span text:style-name="T34">ancillary </text:span>data points <text:span text:style-name="T40">with</text:span> an event. <text:s/>These <text:span text:style-name="T34">ancillary</text:span> data points may be real-time <text:span text:style-name="T34">ship</text:span> navigation, frame capture <text:span text:style-name="T34">filenames</text:span>, <text:span text:style-name="T34">real-time </text:span>sensor data, etc. <text:s/><text:span text:style-name="T34">Ancillary data points can be added at the time the event is created or at anytime after the event is created. </text:span><text:s/>Taking this <text:span text:style-name="T43">decoupled</text:span> approach adds some complication to the overall architecture but <text:span text:style-name="T40">enables the flexibility to</text:span> accommodate <text:span text:style-name="T35">sensor failures or the need to associate datasets that are unavailable when the event is created.</text:span></text:p>
      <text:h text:style-name="Heading_20_2" text:outline-level="2"><text:soft-page-break/>Cruises</text:h>
      <text:p text:style-name="P48">Sealog does <text:span text:style-name="T47">not internally </text:span>organized events by cruises . <text:s/>Events simple exists on their own and are given unique UUID at the time of creation. <text:s/>This allows multiple events to have the same timestamp. <text:s/>It also means that things like name, location, start/stop times for cruises do not have to be defined prior to creating events.</text:p>
      <text:p text:style-name="P48"/>
      <text:p text:style-name="P49">Sealog treats cruises as metadata records. <text:s/>These metadata records include a UUID, name, start time, stop time, and some optional additional data points. <text:s/>Events for a particular <text:span text:style-name="T64">cruise</text:span> are retrieved simply by querying the table of events for all events that were created between the start and stop times defined in the <text:span text:style-name="T64">cruise</text:span> metadata record.</text:p>
      <text:h text:style-name="Heading_20_2" text:outline-level="2">The <text:span text:style-name="T40">Sealog Client I</text:span>nterface</text:h>
      <text:p text:style-name="P15"><text:span text:style-name="T40">The Sealog Client </text:span>user interface is completely web-based and <text:span text:style-name="T35">accessible from any device with a </text:span>modern web-browser.</text:p>
      <text:h text:style-name="Heading_20_3" text:outline-level="3"><text:span text:style-name="T1">L</text:span>ogin <text:span text:style-name="T1">S</text:span>creen</text:h>
      <text:p text:style-name="P9">The first screen users see when they open Sealog is the login screen. <text:s/><text:span text:style-name="T35">The login form includes the standard username/password form elements, a login button, a link to create a new account and a link to retrieve a forgotten password.</text:span></text:p>
      <text:p text:style-name="P30">Logins are required in order to associate an author with an event however a generic “Guest” account is available for user groups that do not wish to have individual accounts. <text:s/>The login screen includes a “Login as Guest” button streamline the process of logging in.</text:p>
      <text:p text:style-name="P10">Passwords for accounts are optional. <text:s/>This is useful for using general accounts that are role-based (i.e. Port Observer, Starboard Observer).</text:p>
      <text:h text:style-name="Heading_20_3" text:outline-level="3"><text:span text:style-name="T1">M</text:span>ain <text:span text:style-name="T1">S</text:span>creen</text:h>
      <text:p text:style-name="P3"><text:span text:style-name="T43">After logging into the system the user is taken to the main event logging screen. <text:s/></text:span>The main event-logging<text:span text:style-name="T43"> </text:span>screen is where users submit new events <text:span text:style-name="T43">and can view recently submitted events</text:span>. <text:s/>The main screen includes:</text:p>
      <text:list xml:id="list4057777259" text:style-name="L1">
        <text:list-item>
          <text:p text:style-name="P66"><text:span text:style-name="T2">N</text:span>avigation <text:span text:style-name="T44">Bar</text:span></text:p>
        </text:list-item>
        <text:list-item>
          <text:p text:style-name="P66"><text:span text:style-name="T2">E</text:span>vent <text:span text:style-name="T35">templates</text:span> (<text:span text:style-name="T36">blue </text:span>buttons),</text:p>
        </text:list-item>
        <text:list-item>
          <text:p text:style-name="P67"><text:span text:style-name="T45">F</text:span>ree-form <text:span text:style-name="T45">text field</text:span>,</text:p>
        </text:list-item>
        <text:list-item>
          <text:p text:style-name="P67"><text:span text:style-name="T2">R</text:span>ecent event history,</text:p>
        </text:list-item>
        <text:list-item>
          <text:p text:style-name="P67">Sealog Auto-Snap<text:span text:style-name="T46">shot</text:span> (ASNAP) <text:span text:style-name="T43">service status</text:span></text:p>
        </text:list-item>
      </text:list>
      <text:p text:style-name="P4"/>
      <text:h text:style-name="Heading_20_5" text:outline-level="5"><text:soft-page-break/>Navigation Bar</text:h>
      <text:p text:style-name="P41"><text:span text:style-name="T22">The</text:span><text:span text:style-name="T12"> navigation bar </text:span><text:span text:style-name="T22">at the top of the interface</text:span><text:span text:style-name="T12"> includes links and dropdown menus </text:span><text:span text:style-name="T22">to the various parts of the client. <text:s/>The options available are determined by the role of the user.</text:span></text:p>
      <text:h text:style-name="Heading_20_5" text:outline-level="5">Event Templates</text:h>
      <text:p text:style-name="P40"><text:span text:style-name="T22">Event templates are user-defined formatted events. <text:s/></text:span><text:span text:style-name="T12">The event </text:span><text:span text:style-name="T15">templates</text:span><text:span text:style-name="T12"> are visualized on the interface as blue buttons. <text:s/>Event </text:span><text:span text:style-name="T15">templates</text:span><text:span text:style-name="T12"> allow users to quickly submit commonly used events. <text:s/></text:span><text:span text:style-name="T16">Clicking the</text:span><text:span text:style-name="T22">se blue </text:span><text:span text:style-name="T16">buttons can </text:span><text:span text:style-name="T22">either immediately add an event or </text:span><text:span text:style-name="T16">optionally open a dialog window </text:span><text:span text:style-name="T18">allowing users to</text:span><text:span text:style-name="T16"> </text:span><text:span text:style-name="T18">add</text:span><text:span text:style-name="T16"> additional event-specific details.</text:span></text:p>
      <text:h text:style-name="Heading_20_5" text:outline-level="5">Free-form text field</text:h>
      <text:p text:style-name="P11">The <text:span text:style-name="T45">free-form text</text:span> field is for submitting <text:span text:style-name="T45">in-situ </text:span>events <text:span text:style-name="T45">that can not be captured via the event templates</text:span>.</text:p>
      <text:h text:style-name="Heading_20_5" text:outline-level="5">Recent Event History</text:h>
      <text:p text:style-name="P12">The recent event history <text:span text:style-name="T45">card </text:span>displays recently submitted <text:span text:style-name="T40">events</text:span>. <text:s/>This <text:span text:style-name="T40">panel displays </text:span>all events submitted by all users <text:span text:style-name="T40">and is updated automatically in real-time</text:span>. <text:s/><text:span text:style-name="T40">Clicking on the text for an event in the event history card will display a modal element containing all data related to the event included any associated ancillary data. <text:s/></text:span>The icons in the upper-right of the event history <text:span text:style-name="T38">panel header</text:span> allow the user to expand the history to display the last 25 events or hide the event history entirely. <text:s/><text:span text:style-name="T35">There is also a button to hide/show the automatically-created “ASNAP” events.</text:span></text:p>
      <text:h text:style-name="Heading_20_5" text:outline-level="5">Sealog Auto-Snap<text:span text:style-name="T46">shot</text:span> (ASNAP) service status</text:h>
      <text:p text:style-name="P12">The <text:span text:style-name="T1">Sealog </text:span>Auto-Snap<text:span text:style-name="T46">shot</text:span> <text:span text:style-name="T35">(ASNAP) service </text:span>status is displayed at the bottom of the page. <text:s/>This shows the current status of the Auto-Snap feature. <text:s/><text:span text:style-name="T3">When ASNAP is “On” ASNAP events are automatically created every 10 seconds. <text:s/>These ASNAP events are hidden from the event history by default. <text:s/>Clicking the “Show ASNAP” button with display any recently created ASNAP events.</text:span></text:p>
      <text:h text:style-name="Heading_20_3" text:outline-level="3"><text:span text:style-name="T3">S</text:span>ubmitting <text:span text:style-name="T3">E</text:span>vents</text:h>
      <text:p text:style-name="P13"><text:span text:style-name="T48">T</text:span>here are <text:span text:style-name="T41">two</text:span> ways to submit events <text:span text:style-name="T48">from the Sealog client</text:span>: the event <text:span text:style-name="T37">templates</text:span> (blue buttons) and the free-form text <text:span text:style-name="T4">field</text:span>.</text:p>
      <text:h text:style-name="Heading_20_5" text:outline-level="5">Using the Event Templates</text:h>
      <text:p text:style-name="P14">To <text:span text:style-name="T48">submit and event from one </text:span>of the event <text:span text:style-name="T37">templates</text:span> simply click on the desired blue button. <text:s/>The <text:span text:style-name="T48">event</text:span> <text:span text:style-name="T37">templates</text:span> <text:span text:style-name="T48">may</text:span> be configured <text:span text:style-name="T46">as</text:span> simple one-click event <text:span text:style-name="T48">submitter</text:span> or <text:span text:style-name="T48">it may</text:span> <text:span text:style-name="T46">provide the user with</text:span> <text:span text:style-name="T46">an </text:span>expanded <text:span text:style-name="T46">interface </text:span>to capture additional <text:span text:style-name="T41">event-specific </text:span>data points.</text:p>
      <text:h text:style-name="Heading_20_5" text:outline-level="5"><text:soft-page-break/><text:span text:style-name="T20">U</text:span><text:span text:style-name="T12">sing the Free-form Text Field</text:span></text:h>
      <text:p text:style-name="P46"><text:span text:style-name="T20">To submit a free form event simply type text into the text field and click the “Submit” button </text:span><text:span text:style-name="T23">located</text:span><text:span text:style-name="T20"> to the right of the </text:span><text:span text:style-name="T23">free-form </text:span><text:span text:style-name="T20">text field. <text:s/>The free-form text field is for summit</text:span><text:span text:style-name="T21">ing</text:span><text:span text:style-name="T20"> events for which there is no event </text:span><text:span text:style-name="T23">template</text:span><text:span text:style-name="T20">.</text:span></text:p>
      <text:h text:style-name="Heading_20_5" text:outline-level="5"><text:span text:style-name="T20">E</text:span><text:span text:style-name="T12">vent Comments</text:span></text:h>
      <text:p text:style-name="P68">Event comments provide a clear mechanism for user to add additional context to an event after it’s been created. <text:s/>Examples of comment content include:</text:p>
      <text:list xml:id="list4269004451" text:style-name="L2">
        <text:list-item>
          <text:p text:style-name="P69">An observation is incorrect</text:p>
        </text:list-item>
        <text:list-item>
          <text:p text:style-name="P69">Additional observations not included in the orignial event submission</text:p>
        </text:list-item>
        <text:list-item>
          <text:p text:style-name="P69">Preliminary notes on the importance of an event</text:p>
        </text:list-item>
      </text:list>
      <text:h text:style-name="Heading_20_3" text:outline-level="3"><text:span text:style-name="T4">R</text:span>eviewing <text:span text:style-name="T4">E</text:span>vents <text:span text:style-name="T48">from a Cruise</text:span></text:h>
      <text:p text:style-name="P19">To review the events from a <text:span text:style-name="T64">cruise</text:span>, click the “Review Cruises” link from the top navigation bar. <text:s/>This will display the <text:span text:style-name="T64">cruise</text:span> selection page.</text:p>
      <text:p text:style-name="P19">Use the interface to select the desired year <text:span text:style-name="T64">and </text:span>cruise. <text:s/>The interface will display the contents of the selected cruise metadata records. <text:s/>Once the desired <text:span text:style-name="T64">cruise</text:span> is selected, the user will be presented with four options for reviewing the <text:span text:style-name="T64">cruise</text:span>.</text:p>
      <text:list xml:id="list267330002" text:style-name="L3">
        <text:list-item>
          <text:p text:style-name="P70">Replay → VLC-style controls <text:span text:style-name="T49">and a slider </text:span>for scanning through a <text:span text:style-name="T64">cruise.</text:span> <text:s/>All associated data for a given event is displayed including preview <text:span text:style-name="T49">of</text:span> image data.</text:p>
        </text:list-item>
        <text:list-item>
          <text:p text:style-name="P71">Review → Similar to Replay but with a focus on just the events and without the VLC-style controls, <text:span text:style-name="T49">slider or</text:span> <text:span text:style-name="T49">display of</text:span> associated data. <text:s/><text:span text:style-name="T49">Users can choose to display the associated data for and event by clicking the window icon next to the desired event.</text:span></text:p>
        </text:list-item>
        <text:list-item>
          <text:p text:style-name="P71">Map →<text:span text:style-name="T49"> </text:span>Similar to Replay <text:span text:style-name="T49">and Review</text:span> but with a focus on <text:span text:style-name="T49">the position where the event was created. <text:s/>This interface includes a map of the cruise trackline and a slider for quickly scanning through the cruise.</text:span></text:p>
        </text:list-item>
        <text:list-item>
          <text:p text:style-name="P70">Gallery →<text:span text:style-name="T49"> Displays only the image data collected for each event, organized by camera name.</text:span></text:p>
        </text:list-item>
      </text:list>
      <text:h text:style-name="Heading_20_5" text:outline-level="5">Filtering Events</text:h>
      <text:p text:style-name="P50"><text:span text:style-name="T21">The </text:span><text:span text:style-name="T24">Replay, Review and Map interfacing include an </text:span><text:span text:style-name="T21">event filter form. </text:span><text:span text:style-name="T24">This form </text:span><text:span text:style-name="T21">is used to filtered </text:span><text:span text:style-name="T24">the events shown.</text:span><text:span text:style-name="T21"> <text:s/>Events can be filtered by event value, author, time or free text. <text:s/>The search form </text:span><text:span text:style-name="T24">is</text:span><text:span text:style-name="T21"> case </text:span><text:span text:style-name="T24">in</text:span><text:span text:style-name="T21">sensitive and </text:span><text:span text:style-name="T24">partial matching is supported</text:span><text:span text:style-name="T21">. <text:s/>Use commas between event values to search for multiple event values (i.e. </text:span><text:span text:style-name="T33">SURVEY</text:span><text:span text:style-name="T21">, </text:span><text:span text:style-name="T33">XBT</text:span><text:span text:style-name="T21">). <text:s/>Prefixing an event value with a “!” character will perform a logical NOT operation.</text:span></text:p>
      <text:h text:style-name="Heading_20_5" text:outline-level="5"><text:soft-page-break/>Exporting events</text:h>
      <text:p text:style-name="P6">Sealog allows users to export all or a subset of events from the database. <text:s/>Events can be exported with or without their associated <text:span text:style-name="T41">ancillary </text:span>data and <text:span text:style-name="T41">the </text:span>data can be exported in <text:span text:style-name="T41">either</text:span> JSON or CSV format.</text:p>
      <text:p text:style-name="P31">Events can be exported from the Replay, Review or Map modes. <text:s/>To export the events, click the Download icon in the Filtered Events card and select the type of export. <text:s/>The export is for the exact list of events shown in the Filtered Events card. <text:s/>Use the Event Filter form to construct the desired list of the event prior to exporting.</text:p>
      <text:h text:style-name="Heading_20_2" text:outline-level="2"><text:span text:style-name="T5">E</text:span>vent <text:span text:style-name="T6">T</text:span>emplates (<text:span text:style-name="T61">those blue </text:span>buttons)</text:h>
      <text:p text:style-name="P21">Event templates can be added and/<text:span text:style-name="T50">or</text:span> changed at anytime. <text:s/>To add/edit an event template go to the “System Management” dropdown menu in the navigation bar and select “Event Templates” <text:s/>This will take you the Event Templates section of the Sealog interface. <text:s/><text:span text:style-name="T50">This option is only available to users with the role of “event manager” or “admin”.</text:span></text:p>
      <text:p text:style-name="P20">The Event Templates section has <text:span text:style-name="T38">4</text:span> parts:</text:p>
      <text:list xml:id="list1216005623" text:style-name="L4">
        <text:list-item>
          <text:p text:style-name="P72">A list of system event templates</text:p>
        </text:list-item>
        <text:list-item>
          <text:p text:style-name="P74"><text:span text:style-name="T51">A </text:span>list of <text:span text:style-name="T38">non-system</text:span> event templates,</text:p>
        </text:list-item>
        <text:list-item>
          <text:p text:style-name="P74"><text:span text:style-name="T51">A</text:span> button to add a new event template</text:p>
        </text:list-item>
        <text:list-item>
          <text:p text:style-name="P74"><text:span text:style-name="T51">A</text:span> form <text:span text:style-name="T51">card</text:span> used for creating/editing event templates</text:p>
        </text:list-item>
      </text:list>
      <text:h text:style-name="Heading_20_5" text:outline-level="5">System vs Non-System Event Templates</text:h>
      <text:p text:style-name="P24"><text:span text:style-name="T7">T</text:span>here are 2 classes of event templates: system and non-system.</text:p>
      <text:p text:style-name="P24">System event templates can only be created/edited/deleted by <text:span text:style-name="T51">users with the role of</text:span> “admin”. <text:s/>The reason for system templates is to allow the vessel operator to define a set of event that should not be modified by the visiting science party.</text:p>
      <text:p text:style-name="P24">Non-system events can be created by any user with the role of “event-manager” or “admin”. <text:s/>These are the events that can/should be <text:span text:style-name="T51">managed</text:span> by the science party to support their specialized needs.</text:p>
      <text:h text:style-name="Heading_20_5" text:outline-level="5">Adding/Editing Event Templates</text:h>
      <text:p text:style-name="P42"><text:span text:style-name="T13">When a user first arrives </text:span><text:span text:style-name="T17">in</text:span><text:span text:style-name="T13"> the Event Templates </text:span><text:span text:style-name="T17">section</text:span><text:span text:style-name="T13"> the </text:span><text:span text:style-name="T17">create </text:span><text:span text:style-name="T19">event</text:span><text:span text:style-name="T17"> template </text:span><text:span text:style-name="T13">form is already displayed. <text:s/></text:span><text:span text:style-name="T14">This allows the user to immediately start building a new </text:span><text:span text:style-name="T25">event </text:span><text:span text:style-name="T14">template.</text:span></text:p>
      <text:p text:style-name="P42"><text:span text:style-name="T14">To edit an existing template click the </text:span><text:span text:style-name="T25">blue </text:span><text:span text:style-name="T14">pencil icon next to the template you wish to edit. <text:s/>To </text:span><text:span text:style-name="T25">preview what the template will look like in the main event-logging section click the green test tube icon </text:span><text:span text:style-name="T14">next to the template you wish to </text:span><text:span text:style-name="T25">preview.</text:span><text:span text:style-name="T14"> <text:s/>To delete and existing </text:span><text:span text:style-name="T30">template</text:span><text:span text:style-name="T14"> click </text:span><text:soft-page-break/><text:span text:style-name="T14">the </text:span><text:span text:style-name="T25">red </text:span><text:span text:style-name="T14">trash can icon next to the template you wish to </text:span><text:span text:style-name="T30">delete</text:span><text:span text:style-name="T14">. <text:s/></text:span><text:span text:style-name="T25">The </text:span><text:span text:style-name="T14">Sealog </text:span><text:span text:style-name="T25">client </text:span><text:span text:style-name="T14">will prompt the user to confirm the delete to prevent accidental deletion.</text:span></text:p>
      <text:p text:style-name="P2">The form to create/edit a template is dynamically built for the template. <text:s/>The most basic event template includes:</text:p>
      <text:list xml:id="list1587040510" text:style-name="L5">
        <text:list-item>
          <text:p text:style-name="P76"><text:span text:style-name="T9">Button </text:span><text:span text:style-name="T8">Name →</text:span><text:span text:style-name="T10"> </text:span><text:s/>the name that will appear on the blue button.</text:p>
        </text:list-item>
        <text:list-item>
          <text:p text:style-name="P77"><text:span text:style-name="T9">Event </text:span><text:span text:style-name="T8">Value →</text:span> the <text:span text:style-name="T39">string</text:span> that will be submitted as the event’s value.</text:p>
        </text:list-item>
        <text:list-item>
          <text:p text:style-name="P78"><text:span text:style-name="T7">Free text Required </text:span><text:span text:style-name="T11">→</text:span><text:span text:style-name="T7"> whether or not the observer MUST add some free-form text before submitting the event.</text:span></text:p>
        </text:list-item>
      </text:list>
      <text:p text:style-name="P26">Beyond the basic template definition it is possible to <text:span text:style-name="T42">add </text:span>additional <text:span text:style-name="T42">event template options. <text:s/>To add an event template option click the blue “Add Option” button. <text:s/>There are three types of event template options:</text:span></text:p>
      <text:list xml:id="list70958995847596" text:continue-numbering="true" text:style-name="L5">
        <text:list-item>
          <text:p text:style-name="P91">Text → allows entering free-form text.</text:p>
        </text:list-item>
        <text:list-item>
          <text:p text:style-name="P92">Dropdown → allows selected one value from a pre-defined list.</text:p>
        </text:list-item>
        <text:list-item>
          <text:p text:style-name="P92">Checkboxes → allows selected one or more from a pre-defined list.</text:p>
        </text:list-item>
      </text:list>
      <text:p text:style-name="P5">These additional optional are for customizing the event template so that users are aware of what additional information can/must be included when submitting a particular event. <text:s/>Each additional element includes a “Require” checkbox. <text:s/>If the Require checkbox is selected then any when an event is created using this template, Sealog will require that the user complete that section of the event options form before the event may be submitted.</text:p>
      <text:h text:style-name="Heading_20_5" text:outline-level="5">Export<text:span text:style-name="T59">ing</text:span> Event Templates</text:h>
      <text:p text:style-name="P52"><text:span text:style-name="T52">It is possible to export </text:span>event templates to file. <text:s/>There are three reasons to export event templates:</text:p>
      <text:list xml:id="list1154526492" text:style-name="L6">
        <text:list-item>
          <text:p text:style-name="P79">Including the event templates as part of the cruise data package</text:p>
        </text:list-item>
        <text:list-item>
          <text:p text:style-name="P79"><text:span text:style-name="T52">Wanted to m</text:span>ov<text:span text:style-name="T52">e/copy</text:span> the event <text:span text:style-name="T52">template</text:span>s <text:span text:style-name="T52">to another</text:span> instance<text:span text:style-name="T52"> </text:span>of Sealog</text:p>
        </text:list-item>
        <text:list-item>
          <text:p text:style-name="P79">Wanting to use the same event templates on a future cruise aboard the same vessel.</text:p>
        </text:list-item>
      </text:list>
      <text:p text:style-name="P6">To export event templates to file, click the download icon <text:span text:style-name="T52">in the header of the event templates tables</text:span>.</text:p>
      <text:p text:style-name="P6">Only users <text:span text:style-name="T52">with the role of “admin” </text:span>can export system event templates. <text:s/><text:span text:style-name="T52">Users with the role of </text:span>“event managers” or “admin” can export non-system templates.</text:p>
      <text:h text:style-name="P61" text:outline-level="5">Importing <text:span text:style-name="T58">Event Templates</text:span> from file </text:h>
      <text:p text:style-name="P37">To import <text:span text:style-name="T58">event templates</text:span> from a file, use the blue “Import From File” button located below the <text:span text:style-name="T58">Event Templates</text:span> table. <text:s/>This button is only available to “admin” users. <text:s/>Clicking the button will open a <text:span text:style-name="T56">modal window that presents the user with the option to select a file for </text:span><text:soft-page-break/><text:span text:style-name="T56">import. <text:s/>After selecting the file the modal will display the number of event templates found in the file and real-time status messages displaying the number of event templates pending, imported, skipped (because they already exist) and errors (problem with the event template data in the file).</text:span></text:p>
      <text:h text:style-name="Heading_20_2" text:outline-level="2"><text:span text:style-name="T53">Cruise Records</text:span></text:h>
      <text:p text:style-name="P33">Cruise records are used to organize events for review and export. <text:s/>These records contain information such as the cruise name, vessel name, PI, cruise locations, start/stop times, participant lists, description/summaries, etc.</text:p>
      <text:p text:style-name="P33">There <text:span text:style-name="T64">is a</text:span> section within the Sealog Client for adding/editing Cruise records. <text:s/><text:span text:style-name="T64">This</text:span> section <text:span text:style-name="T64">is</text:span> accessible from the System Management dropdown on the top navigation bar.</text:p>
      <text:h text:style-name="Heading_20_5" text:outline-level="5">General Layout</text:h>
      <text:p text:style-name="P34">The Cruise section <text:span text:style-name="T64">contailns</text:span> <text:span text:style-name="T64">3</text:span> main components:</text:p>
      <text:list xml:id="list2313919642" text:style-name="L7">
        <text:list-item>
          <text:p text:style-name="P83">Table of cruises</text:p>
        </text:list-item>
        <text:list-item>
          <text:p text:style-name="P83">Form to Add/Edit a cruise</text:p>
        </text:list-item>
        <text:list-item>
          <text:p text:style-name="P84">Button to Import cruises from file.</text:p>
        </text:list-item>
      </text:list>
      <text:h text:style-name="Heading_20_5" text:outline-level="5">Table of Cruises</text:h>
      <text:p text:style-name="P38">The cruise table displays all cruises available in Sealog. <text:s/>The search text field at the header of the Cru<text:span text:style-name="T55">i</text:span>ses card of the table can be used to filter the list. <text:s/>The download icon next to the search text field can be used to export all the cruises in the table.</text:p>
      <text:p text:style-name="P85">To edit an existing cruise click the blue pencil icon next to the cruise you wish to edit. <text:s/>To delete an existing cruise click the red trash can icon next to the cruise you wish to delete. <text:s/>The Sealog client will prompt the user to confirm the delete to prevent accidental deletion.</text:p>
      <text:p text:style-name="P85">To hide a cruise from non-admin users click the orange eye icon next to the cruise you wish to hide. <text:s/>To un-hide a cruise from non-admin users click the grey slash-eye icon next to the cruise you wish to un-hide. <text:s/></text:p>
      <text:h text:style-name="P62" text:outline-level="5">Adding/Editing <text:span text:style-name="T54">Cruises</text:span></text:h>
      <text:p text:style-name="P43"><text:span text:style-name="T13">When a user first arrives </text:span><text:span text:style-name="T17">in</text:span><text:span text:style-name="T13"> the </text:span><text:span text:style-name="T26">Cruises</text:span><text:span text:style-name="T13"> </text:span><text:span text:style-name="T17">section</text:span><text:span text:style-name="T13"> the </text:span><text:span text:style-name="T17">create </text:span><text:span text:style-name="T26">cruise</text:span><text:span text:style-name="T17"> </text:span><text:span text:style-name="T13">form is already displayed. <text:s/></text:span><text:span text:style-name="T14">This allows the user to immediately start </text:span><text:span text:style-name="T27">creating</text:span><text:span text:style-name="T14"> a new </text:span><text:span text:style-name="T26">cruise</text:span><text:span text:style-name="T14">.</text:span></text:p>
      <text:p text:style-name="P43"><text:span text:style-name="T14">To edit an existing cruise click the blue pencil icon next to the cruise you wish to edit. <text:s/></text:span><text:span text:style-name="T27">This will populate the form with the contents of the selected cruise. <text:s/>Required fields are designated with a red asterisks.</text:span></text:p>
      <text:p text:style-name="P87"><text:soft-page-break/>When done completing or updating the form, click the blue “Create” or “Update” button to save the cruise.</text:p>
      <text:h text:style-name="P63" text:outline-level="5">Export<text:span text:style-name="T59">ing</text:span> <text:span text:style-name="T54">Cruises</text:span></text:h>
      <text:p text:style-name="P54"><text:span text:style-name="T52">It is possible to export cruises</text:span> to file. <text:s/>There are <text:span text:style-name="T59">two</text:span> reasons to export <text:span text:style-name="T59">cruises</text:span>:</text:p>
      <text:list xml:id="list942101848" text:style-name="L8">
        <text:list-item>
          <text:p text:style-name="P80">Including the <text:span text:style-name="T59">cruise</text:span> as part of the cruise data package</text:p>
        </text:list-item>
        <text:list-item>
          <text:p text:style-name="P80"><text:span text:style-name="T52">Wanting to m</text:span>ov<text:span text:style-name="T52">e/copy</text:span> the <text:span text:style-name="T59">cruises</text:span> <text:span text:style-name="T52">to another</text:span> instance<text:span text:style-name="T52"> </text:span>of Sealog</text:p>
        </text:list-item>
      </text:list>
      <text:p text:style-name="P8">To export <text:span text:style-name="T58">users</text:span> to file, click the download icon <text:span text:style-name="T52">in the header of the users tables</text:span>.</text:p>
      <text:p text:style-name="P8"><text:span text:style-name="T27">Only users </text:span><text:span text:style-name="T52">with the role of “admin” </text:span><text:span text:style-name="T27">can export system </text:span><text:span text:style-name="T58">users</text:span><text:span text:style-name="T27">. <text:s/></text:span><text:span text:style-name="T52">Users with the role of </text:span><text:span text:style-name="T27">“</text:span><text:span text:style-name="T58">cruise</text:span><text:span text:style-name="T27"> manager” or “admin” can export non-system </text:span><text:span text:style-name="T58">users</text:span><text:span text:style-name="T27">.</text:span></text:p>
      <text:h text:style-name="Heading_20_5" text:outline-level="5">Importing Cruises from file </text:h>
      <text:p text:style-name="P47"><text:span text:style-name="T12">To import cruises from a file, use the blue “Import From File” button located below the Cruises table. <text:s/>This button is only available to “admin” users. <text:s/>Clicking the button will open a </text:span><text:span text:style-name="T28">modal window that presents the user with the option to select a file for import. <text:s/>After selecting the file the modal will display the number of cruises found in the file and real-time status messages displaying the number of cruises pending, imported, skipped (because they already exist) and errors (problem with the cruise data in the file).</text:span></text:p>
      <text:h text:style-name="P58" text:outline-level="2">Event Management</text:h>
      <text:p text:style-name="P36">The Event Management section allows admins to view all events in the Sealog database. <text:s text:c="2"/>The Event Management section is available from the System Management dropdown on the top navigation bar.</text:p>
      <text:p text:style-name="P36">The Event Management section includes a table of events and an event filter form.</text:p>
      <text:h text:style-name="P64" text:outline-level="5">Filtering Events</text:h>
      <text:p text:style-name="P51"><text:span text:style-name="T21">The </text:span><text:span text:style-name="T29">Event Filter</text:span><text:span text:style-name="T24"> form </text:span><text:span text:style-name="T21">is used to filtered </text:span><text:span text:style-name="T24">the events shown.</text:span><text:span text:style-name="T21"> <text:s/>Events can be filtered by event value, author, time or free text. <text:s/>The search form </text:span><text:span text:style-name="T24">is</text:span><text:span text:style-name="T21"> case </text:span><text:span text:style-name="T24">in</text:span><text:span text:style-name="T21">sensitive and </text:span><text:span text:style-name="T24">partial matching is supported</text:span><text:span text:style-name="T21">. <text:s/>Use commas between event values to search for multiple event values (i.e. </text:span><text:span text:style-name="T33">XBT</text:span><text:span text:style-name="T21">, </text:span><text:span text:style-name="T33">Start-of-Survey</text:span><text:span text:style-name="T21">). <text:s/>Prefixing an event value with a “!” character will perform a logical NOT operation.</text:span></text:p>
      <text:h text:style-name="P64" text:outline-level="5">Exporting events</text:h>
      <text:p text:style-name="P32"><text:span text:style-name="T57">The events shown in the table of events</text:span> can be exported <text:span text:style-name="T57">to file. <text:s/></text:span>To export the events, click the Download icon in the <text:span text:style-name="T57">header of the </text:span>Filtered Events card and select the type of export. <text:s/>The export is for the exact list of events shown in the Filtered Events card. <text:s/>Use the Event Filter form to construct the desired list of the event prior to exporting.</text:p>
      <text:h text:style-name="P59" text:outline-level="2"><text:soft-page-break/>Users</text:h>
      <text:p text:style-name="P22"><text:span text:style-name="T58">Users</text:span> can be added and/<text:span text:style-name="T50">or</text:span> changed at anytime. <text:s/>To add/edit a <text:span text:style-name="T58">user</text:span> go to the “System Management” dropdown menu in the navigation bar and select “<text:span text:style-name="T58">Users</text:span>” <text:s/>This will take you the <text:span text:style-name="T58">Users</text:span> section of the Sealog interface. <text:s/><text:span text:style-name="T50">This option is only available to users with the role of “cruise manager” or “admin”.</text:span></text:p>
      <text:p text:style-name="P23">The <text:span text:style-name="T58">Users</text:span> section has <text:span text:style-name="T38">4</text:span> parts:</text:p>
      <text:list xml:id="list70957262405840" text:continue-list="list1216005623" text:style-name="L4">
        <text:list-item>
          <text:p text:style-name="P73">A list of system <text:span text:style-name="T58">users</text:span></text:p>
        </text:list-item>
        <text:list-item>
          <text:p text:style-name="P75"><text:span text:style-name="T51">A </text:span>list of <text:span text:style-name="T38">non-system</text:span> <text:span text:style-name="T58">users</text:span>,</text:p>
        </text:list-item>
        <text:list-item>
          <text:p text:style-name="P75"><text:span text:style-name="T51">A</text:span> button to add a new <text:span text:style-name="T58">user</text:span></text:p>
        </text:list-item>
        <text:list-item>
          <text:p text:style-name="P75"><text:span text:style-name="T51">A</text:span> form <text:span text:style-name="T51">card</text:span> used for creating/editing <text:span text:style-name="T58">users</text:span></text:p>
        </text:list-item>
      </text:list>
      <text:h text:style-name="P65" text:outline-level="5">System vs Non-System <text:span text:style-name="T58">Users</text:span></text:h>
      <text:p text:style-name="P25"><text:span text:style-name="T7">T</text:span>here are 2 classes of <text:span text:style-name="T58">users</text:span>: system and non-system.</text:p>
      <text:p text:style-name="P25">System <text:span text:style-name="T58">users</text:span> can only be created/edited/deleted by <text:span text:style-name="T51">users with the role of</text:span> “admin”. <text:s/>The reason for system <text:span text:style-name="T58">users</text:span> is to allow the vessel operator to define a set of <text:span text:style-name="T58">users</text:span> that should not be modified by the visiting science party.</text:p>
      <text:p text:style-name="P25">Non-system <text:span text:style-name="T58">users</text:span> can be created by any user with the role of “<text:span text:style-name="T58">cruise </text:span>manager” or “admin”. <text:s/>These are the <text:span text:style-name="T58">users</text:span> that can/should be <text:span text:style-name="T51">managed</text:span> by the science party to support their specialized needs.</text:p>
      <text:h text:style-name="P65" text:outline-level="5">Table of <text:span text:style-name="T60">Users</text:span></text:h>
      <text:p text:style-name="P39">The <text:span text:style-name="T60">user</text:span> table<text:span text:style-name="T60">s</text:span> displays all <text:span text:style-name="T60">users</text:span> available in Sealog. <text:s/>The search text field at the header of the <text:span text:style-name="T60">System Users and Users</text:span> card<text:span text:style-name="T60">s</text:span> can be used to filter the <text:span text:style-name="T60">users displayed in the corresponding table</text:span>. <text:s/>The download icon next to the search text field can be used to export all the cruises in the table.</text:p>
      <text:p text:style-name="P86">To edit an existing user click the blue pencil icon next to the user you wish to edit. <text:s/>To delete an existing user click the red trash can icon next to the user you wish to delete. <text:s/>The Sealog client will prompt the user to confirm the delete to prevent accidental deletion.</text:p>
      <text:h text:style-name="P65" text:outline-level="5">Adding/Editing <text:span text:style-name="T58">Users</text:span></text:h>
      <text:p text:style-name="P44"><text:span text:style-name="T13">When a user first arrives </text:span><text:span text:style-name="T17">in</text:span><text:span text:style-name="T13"> the </text:span><text:span text:style-name="T30">Users</text:span><text:span text:style-name="T13"> </text:span><text:span text:style-name="T17">section</text:span><text:span text:style-name="T13"> the </text:span><text:span text:style-name="T17">create </text:span><text:span text:style-name="T30">new user</text:span><text:span text:style-name="T17"> </text:span><text:span text:style-name="T13">form is already displayed. <text:s/></text:span><text:span text:style-name="T14">This allows the user to immediately start building a new </text:span><text:span text:style-name="T30">user</text:span><text:span text:style-name="T14">.</text:span></text:p>
      <text:p text:style-name="P45"><text:span text:style-name="T31">T</text:span><text:span text:style-name="T14">o edit an existing </text:span><text:span text:style-name="T33">user</text:span><text:span text:style-name="T14"> click the blue pencil icon next to the </text:span><text:span text:style-name="T31">user</text:span><text:span text:style-name="T14"> you wish to edit. <text:s/></text:span><text:span text:style-name="T27">This will populate the form with the contents of the selected </text:span><text:span text:style-name="T31">user</text:span><text:span text:style-name="T27">. <text:s/>Required fields are designated with </text:span><text:soft-page-break/><text:span text:style-name="T27">a red asterisks. When done completing or updating the form, click the blue “Create” or “Update” button to save the </text:span><text:span text:style-name="T31">user</text:span><text:span text:style-name="T27">.</text:span></text:p>
      <text:p text:style-name="P45"><text:span text:style-name="T27">A</text:span><text:span text:style-name="T31">dmin users </text:span><text:span text:style-name="T32">can</text:span><text:span text:style-name="T31"> promote/demote a user to system-user. <text:s/>This option appears a</text:span><text:span text:style-name="T32">s</text:span><text:span text:style-name="T31"> a “System User” checkbox on the user create/update form.</text:span></text:p>
      <text:p text:style-name="P45"><text:span text:style-name="T31">Admin users can disable user accounts. <text:s/>User accounts can be disabled if the operator wants to temporary prevent the account from being used. <text:s/>This option appears a</text:span><text:span text:style-name="T32">s</text:span><text:span text:style-name="T31"> a “</text:span><text:span text:style-name="T32">Account Disabled</text:span><text:span text:style-name="T31">” checkbox on the user create/update form.</text:span></text:p>
      <text:h text:style-name="P61" text:outline-level="5">Export<text:span text:style-name="T59">ing</text:span> <text:span text:style-name="T58">Users</text:span></text:h>
      <text:p text:style-name="P53"><text:span text:style-name="T52">It is possible to export users</text:span> to file. <text:s/>There are three reasons to export <text:span text:style-name="T58">users</text:span>:</text:p>
      <text:list xml:id="list70958396686935" text:continue-list="list942101848" text:style-name="L8">
        <text:list-item>
          <text:p text:style-name="P90">Wanting to make a backup of the users table.</text:p>
        </text:list-item>
        <text:list-item>
          <text:p text:style-name="P81"><text:span text:style-name="T52">Wanting to m</text:span>ov<text:span text:style-name="T52">e/copy</text:span> the <text:span text:style-name="T58">users</text:span> <text:span text:style-name="T52">to another</text:span> instance<text:span text:style-name="T52"> </text:span>of Sealog</text:p>
        </text:list-item>
        <text:list-item>
          <text:p text:style-name="P81">Wanting to use the same <text:span text:style-name="T58">users</text:span> on a future cruise aboard the same vessel.</text:p>
        </text:list-item>
      </text:list>
      <text:p text:style-name="P7">To export <text:span text:style-name="T58">users</text:span> to file, click the download icon <text:span text:style-name="T52">in the header of the users tables</text:span>.</text:p>
      <text:p text:style-name="P7">Only users <text:span text:style-name="T52">with the role of “admin” </text:span>can export system <text:span text:style-name="T58">users</text:span>. <text:s/><text:span text:style-name="T52">Users with the role of </text:span>“<text:span text:style-name="T58">cruise</text:span> manager” or “admin” can export non-system <text:span text:style-name="T58">users</text:span>.</text:p>
      <text:h text:style-name="P61" text:outline-level="5">Importing <text:span text:style-name="T58">Users</text:span> from file </text:h>
      <text:p text:style-name="P37">To import <text:span text:style-name="T58">users</text:span> from a file, use the blue “Import From File” button located below the <text:span text:style-name="T58">Users</text:span> table. <text:s/>This button is only available to “admin” users. <text:s/>Clicking the button will open a <text:span text:style-name="T56">modal window that presents the user with the option to select a file for import. <text:s/>After selecting the file the modal will display the number of users found in the file and real-time status messages displaying the number of users pending, imported, skipped (because they already exist) and errors (problem with the user data in the file).</text:span></text:p>
      <text:h text:style-name="P60" text:outline-level="2">Auto-Snap<text:span text:style-name="T52">shot</text:span> (ASNAP)</text:h>
      <text:p text:style-name="P35">Auto-Snap<text:span text:style-name="T52">shot</text:span> (ASNAP) is used to automatically create a pre-defined event at a set interval. <text:s/>The reason for ASNAP is for applications where the user wants a minimum frequency of events, even through there may not be anything “event-worthy” happening. <text:s/>Examples of ASNAP’s uses includes <text:span text:style-name="T42">regular event creation </text:span>during CTD casts or ROV dives where ancillary data such as sensor values and navigation <text:span text:style-name="T52">are</text:span> associated with events.</text:p>
      <text:p text:style-name="P35">The current status of the ASNAP functionality is displayed in the lower-left corner of the <text:span text:style-name="T52">client</text:span>. To change the ASNAP status, click the “System Management” dropdown on the top navigation bar and select Toggle ASNAP.</text:p>
      <text:p text:style-name="P35"><text:soft-page-break/>The ASNAP service is completely independent of the Sealog <text:span text:style-name="T42">C</text:span>lient and is actually part of the Sealog Server. <text:s/>To ensure ASNAP is working, <text:span text:style-name="T52">click the</text:span> “Show ASNAP” <text:span text:style-name="T52">button in the header of the </text:span>event history <text:span text:style-name="T52">card</text:span> and verify new ASNAP event are arri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Helvetica Neue"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age-count>11</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4:25:45.723839000</meta:creation-date>
    <dc:date>2019-10-19T07:09:57.073162698</dc:date>
    <meta:editing-duration>PT4H55M45S</meta:editing-duration>
    <meta:editing-cycles>30</meta:editing-cycles>
    <meta:generator>LibreOffice/6.1.0.3$MacOSX_X86_64 LibreOffice_project/efb621ed25068d70781dc026f7e9c5187a4decd1</meta:generator>
    <meta:document-statistic meta:table-count="0" meta:image-count="0" meta:object-count="0" meta:page-count="11" meta:paragraph-count="156" meta:word-count="3535" meta:character-count="21076" meta:non-whitespace-character-count="17616"/>
  </office:meta>
</office:document-meta>
</file>